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46.65mm"/>
    </style:style>
    <style:style style:name="co6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Spannung in V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Iterator</text:p>
          </table:table-cell>
          <table:table-cell table:style-name="ce1" office:value-type="string" calcext:value-type="string">
            <text:p>Spannung</text:p>
          </table:table-cell>
          <table:table-cell table:style-name="ce1" office:value-type="string" calcext:value-type="string">
            <text:p>Kapazität in %</text:p>
          </table:table-cell>
          <table:table-cell table:style-name="ce1" office:value-type="float" office:value="2.56" calcext:value-type="float">
            <text:p>2,5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4.2-([.B10]*0.07)" office:value-type="float" office:value="4.2" calcext:value-type="float">
            <text:p>4,2</text:p>
          </table:table-cell>
          <table:table-cell office:value-type="float" office:value="100" calcext:value-type="float">
            <text:p>100</text:p>
          </table:table-cell>
          <table:table-cell table:formula="of:=[.C10]/0.005" office:value-type="float" office:value="840" calcext:value-type="float">
            <text:p>840</text:p>
          </table:table-cell>
          <table:table-cell table:formula="of:=[.C10]/([.F9]/1024)" office:value-type="float" office:value="860.16" calcext:value-type="float">
            <text:p>860,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4.2-([.B11]*0.07)" office:value-type="float" office:value="4.13" calcext:value-type="float">
            <text:p>4,13</text:p>
          </table:table-cell>
          <table:table-cell office:value-type="float" office:value="90" calcext:value-type="float">
            <text:p>90</text:p>
          </table:table-cell>
          <table:table-cell table:formula="of:=[.C11]/0.005" office:value-type="float" office:value="826" calcext:value-type="float">
            <text:p>826</text:p>
          </table:table-cell>
          <table:table-cell table:formula="of:=[.C11]/([.F9]/1024)" office:value-type="float" office:value="845.824" calcext:value-type="float">
            <text:p>845,82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4.2-([.B12]*0.07)" office:value-type="float" office:value="4.06" calcext:value-type="float">
            <text:p>4,06</text:p>
          </table:table-cell>
          <table:table-cell office:value-type="float" office:value="80" calcext:value-type="float">
            <text:p>80</text:p>
          </table:table-cell>
          <table:table-cell table:formula="of:=[.C12]/0.005" office:value-type="float" office:value="812" calcext:value-type="float">
            <text:p>812</text:p>
          </table:table-cell>
          <table:table-cell table:formula="of:=[.C12]/([.F9]/1024)" office:value-type="float" office:value="831.488" calcext:value-type="float">
            <text:p>831,48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4.2-([.B13]*0.07)" office:value-type="float" office:value="3.99" calcext:value-type="float">
            <text:p>3,99</text:p>
          </table:table-cell>
          <table:table-cell office:value-type="float" office:value="70" calcext:value-type="float">
            <text:p>70</text:p>
          </table:table-cell>
          <table:table-cell table:formula="of:=[.C13]/0.005" office:value-type="float" office:value="798" calcext:value-type="float">
            <text:p>798</text:p>
          </table:table-cell>
          <table:table-cell table:formula="of:=[.C13]/([.F9]/1024)" office:value-type="float" office:value="817.152" calcext:value-type="float">
            <text:p>817,15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4.2-([.B14]*0.07)" office:value-type="float" office:value="3.92" calcext:value-type="float">
            <text:p>3,92</text:p>
          </table:table-cell>
          <table:table-cell office:value-type="float" office:value="60" calcext:value-type="float">
            <text:p>60</text:p>
          </table:table-cell>
          <table:table-cell table:formula="of:=[.C14]/0.005" office:value-type="float" office:value="784" calcext:value-type="float">
            <text:p>784</text:p>
          </table:table-cell>
          <table:table-cell table:formula="of:=[.C14]/([.F9]/1024)" office:value-type="float" office:value="802.816" calcext:value-type="float">
            <text:p>802,8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4.2-([.B15]*0.07)" office:value-type="float" office:value="3.85" calcext:value-type="float">
            <text:p>3,85</text:p>
          </table:table-cell>
          <table:table-cell office:value-type="float" office:value="50" calcext:value-type="float">
            <text:p>50</text:p>
          </table:table-cell>
          <table:table-cell table:formula="of:=[.C15]/0.005" office:value-type="float" office:value="770" calcext:value-type="float">
            <text:p>770</text:p>
          </table:table-cell>
          <table:table-cell table:formula="of:=[.C15]/([.F9]/1024)" office:value-type="float" office:value="788.48" calcext:value-type="float">
            <text:p>788,4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4.2-([.B16]*0.07)" office:value-type="float" office:value="3.78" calcext:value-type="float">
            <text:p>3,78</text:p>
          </table:table-cell>
          <table:table-cell office:value-type="float" office:value="40" calcext:value-type="float">
            <text:p>40</text:p>
          </table:table-cell>
          <table:table-cell table:formula="of:=[.C16]/0.005" office:value-type="float" office:value="756" calcext:value-type="float">
            <text:p>756</text:p>
          </table:table-cell>
          <table:table-cell table:formula="of:=[.C16]/([.F9]/1024)" office:value-type="float" office:value="774.144" calcext:value-type="float">
            <text:p>774,14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4.2-([.B17]*0.07)" office:value-type="float" office:value="3.71" calcext:value-type="float">
            <text:p>3,71</text:p>
          </table:table-cell>
          <table:table-cell office:value-type="float" office:value="30" calcext:value-type="float">
            <text:p>30</text:p>
          </table:table-cell>
          <table:table-cell table:formula="of:=[.C17]/0.005" office:value-type="float" office:value="742" calcext:value-type="float">
            <text:p>742</text:p>
          </table:table-cell>
          <table:table-cell table:formula="of:=[.C17]/([.F9]/1024)" office:value-type="float" office:value="759.808" calcext:value-type="float">
            <text:p>759,80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4.2-([.B18]*0.07)" office:value-type="float" office:value="3.64" calcext:value-type="float">
            <text:p>3,64</text:p>
          </table:table-cell>
          <table:table-cell office:value-type="float" office:value="20" calcext:value-type="float">
            <text:p>20</text:p>
          </table:table-cell>
          <table:table-cell table:formula="of:=[.C18]/0.005" office:value-type="float" office:value="728" calcext:value-type="float">
            <text:p>728</text:p>
          </table:table-cell>
          <table:table-cell table:formula="of:=[.C18]/([.F9]/1024)" office:value-type="float" office:value="745.472" calcext:value-type="float">
            <text:p>745,47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4.2-([.B19]*0.07)" office:value-type="float" office:value="3.57" calcext:value-type="float">
            <text:p>3,57</text:p>
          </table:table-cell>
          <table:table-cell office:value-type="float" office:value="10" calcext:value-type="float">
            <text:p>10</text:p>
          </table:table-cell>
          <table:table-cell table:formula="of:=[.C19]/0.005" office:value-type="float" office:value="714" calcext:value-type="float">
            <text:p>714</text:p>
          </table:table-cell>
          <table:table-cell table:formula="of:=[.C19]/([.F9]/1024)" office:value-type="float" office:value="731.136" calcext:value-type="float">
            <text:p>731,13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4.2-([.B20]*0.07)"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table:formula="of:=[.C20]/0.005" office:value-type="float" office:value="700" calcext:value-type="float">
            <text:p>700</text:p>
          </table:table-cell>
          <table:table-cell table:formula="of:=[.C20]/([.F9]/1024)" office:value-type="float" office:value="716.8" calcext:value-type="float">
            <text:p>716,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Charge V/cell</text:p>
          </table:table-cell>
          <table:table-cell table:style-name="ce1" office:value-type="string" calcext:value-type="string">
            <text:p>Capacity at cut-off voltage</text:p>
          </table:table-cell>
          <table:table-cell table:style-name="ce1" office:value-type="string" calcext:value-type="string">
            <text:p>Charge time</text:p>
          </table:table-cell>
          <table:table-cell table:style-name="ce1" office:value-type="string" calcext:value-type="string">
            <text:p>Capacity with full saturation</text:p>
          </table:table-cell>
          <table:table-cell table:style-name="ce1" office:value-type="string" calcext:value-type="string">
            <text:p>5V</text:p>
          </table:table-cell>
          <table:table-cell/>
          <table:table-cell table:style-name="ce1" office:value-type="string" calcext:value-type="string">
            <text:p>Digits</text:p>
          </table:table-cell>
          <table:table-cell table:style-name="ce1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table:formula="of:=[.B24]/([.I24]/[.H24])" office:value-type="float" office:value="611.95219123506" calcext:value-type="float">
            <text:p>611,9521912351</text:p>
          </table:table-cell>
          <table:table-cell table:formula="of:=[.B24]/([.J24]/[.H24])" office:value-type="float" office:value="614.4" calcext:value-type="float">
            <text:p>614,4</text:p>
          </table:table-cell>
          <table:table-cell office:value-type="float" office:value="1024" calcext:value-type="float">
            <text:p>1024</text:p>
          </table:table-cell>
          <table:table-cell office:value-type="float" office:value="5.02" calcext:value-type="float">
            <text:p>5,0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.7" calcext:value-type="float">
            <text:p>3,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B25]/([.I25]/[.H25])" office:value-type="float" office:value="754.741035856574" calcext:value-type="float">
            <text:p>754,7410358566</text:p>
          </table:table-cell>
          <table:table-cell table:formula="of:=[.B25]/([.J25]/[.H25])" office:value-type="float" office:value="757.76" calcext:value-type="float">
            <text:p>757,76</text:p>
          </table:table-cell>
          <table:table-cell office:value-type="float" office:value="1024" calcext:value-type="float">
            <text:p>1024</text:p>
          </table:table-cell>
          <table:table-cell office:value-type="float" office:value="5.02" calcext:value-type="float">
            <text:p>5,0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.8" calcext:value-type="float">
            <text:p>3,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20 min</text:p>
          </table:table-cell>
          <table:table-cell office:value-type="float" office:value="65" calcext:value-type="float">
            <text:p>65</text:p>
          </table:table-cell>
          <table:table-cell table:formula="of:=[.B26]/([.I26]/[.H26])" office:value-type="float" office:value="775.139442231076" calcext:value-type="float">
            <text:p>775,1394422311</text:p>
          </table:table-cell>
          <table:table-cell table:formula="of:=[.B26]/([.J26]/[.H26])" office:value-type="float" office:value="778.24" calcext:value-type="float">
            <text:p>778,24</text:p>
          </table:table-cell>
          <table:table-cell office:value-type="float" office:value="1024" calcext:value-type="float">
            <text:p>1024</text:p>
          </table:table-cell>
          <table:table-cell office:value-type="float" office:value="5.02" calcext:value-type="float">
            <text:p>5,0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.9" calcext:value-type="float">
            <text:p>3,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35 min</text:p>
          </table:table-cell>
          <table:table-cell office:value-type="float" office:value="75" calcext:value-type="float">
            <text:p>75</text:p>
          </table:table-cell>
          <table:table-cell table:formula="of:=[.B27]/([.I27]/[.H27])" office:value-type="float" office:value="795.537848605578" calcext:value-type="float">
            <text:p>795,5378486056</text:p>
          </table:table-cell>
          <table:table-cell table:formula="of:=[.B27]/([.J27]/[.H27])" office:value-type="float" office:value="798.72" calcext:value-type="float">
            <text:p>798,72</text:p>
          </table:table-cell>
          <table:table-cell office:value-type="float" office:value="1024" calcext:value-type="float">
            <text:p>1024</text:p>
          </table:table-cell>
          <table:table-cell office:value-type="float" office:value="5.02" calcext:value-type="float">
            <text:p>5,0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0 min</text:p>
          </table:table-cell>
          <table:table-cell office:value-type="float" office:value="80" calcext:value-type="float">
            <text:p>80</text:p>
          </table:table-cell>
          <table:table-cell table:formula="of:=[.B28]/([.I28]/[.H28])" office:value-type="float" office:value="815.93625498008" calcext:value-type="float">
            <text:p>815,9362549801</text:p>
          </table:table-cell>
          <table:table-cell table:formula="of:=[.B28]/([.J28]/[.H28])" office:value-type="float" office:value="819.2" calcext:value-type="float">
            <text:p>819,2</text:p>
          </table:table-cell>
          <table:table-cell office:value-type="float" office:value="1024" calcext:value-type="float">
            <text:p>1024</text:p>
          </table:table-cell>
          <table:table-cell office:value-type="float" office:value="5.02" calcext:value-type="float">
            <text:p>5,0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.1" calcext:value-type="float">
            <text:p>4,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5 min</text:p>
          </table:table-cell>
          <table:table-cell office:value-type="float" office:value="90" calcext:value-type="float">
            <text:p>90</text:p>
          </table:table-cell>
          <table:table-cell table:formula="of:=[.B29]/([.I29]/[.H29])" office:value-type="float" office:value="836.334661354582" calcext:value-type="float">
            <text:p>836,3346613546</text:p>
          </table:table-cell>
          <table:table-cell table:formula="of:=[.B29]/([.J29]/[.H29])" office:value-type="float" office:value="839.68" calcext:value-type="float">
            <text:p>839,68</text:p>
          </table:table-cell>
          <table:table-cell office:value-type="float" office:value="1024" calcext:value-type="float">
            <text:p>1024</text:p>
          </table:table-cell>
          <table:table-cell office:value-type="float" office:value="5.02" calcext:value-type="float">
            <text:p>5,0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.2" calcext:value-type="float">
            <text:p>4,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80 min</text:p>
          </table:table-cell>
          <table:table-cell office:value-type="float" office:value="100" calcext:value-type="float">
            <text:p>100</text:p>
          </table:table-cell>
          <table:table-cell table:formula="of:=[.B30]/([.I30]/[.H30])" office:value-type="float" office:value="856.733067729084" calcext:value-type="float">
            <text:p>856,7330677291</text:p>
          </table:table-cell>
          <table:table-cell table:formula="of:=[.B30]/([.J30]/[.H30])" office:value-type="float" office:value="860.16" calcext:value-type="float">
            <text:p>860,16</text:p>
          </table:table-cell>
          <table:table-cell office:value-type="float" office:value="1024" calcext:value-type="float">
            <text:p>1024</text:p>
          </table:table-cell>
          <table:table-cell office:value-type="float" office:value="5.02" calcext:value-type="float">
            <text:p>5,0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.00.0000</text:date>, <text:time style:data-style-name="N2" text:time-value="13:01:28.19967264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6:32:27.240529291</meta:creation-date>
    <dc:date>2016-03-20T14:27:59.865605315</dc:date>
    <meta:editing-duration>PT2H31M19S</meta:editing-duration>
    <meta:editing-cycles>15</meta:editing-cycles>
    <meta:generator>LibreOffice/5.1.1.2$Linux_X86_64 LibreOffice_project/10m0$Build-2</meta:generator>
    <meta:document-statistic meta:table-count="1" meta:cell-count="126" meta:object-count="0"/>
  </office:meta>
</office:document-meta>
</file>